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svg:stroke-color="#000000" draw:fill="none" draw:fill-color="#ffffff" fo:min-height="0.637cm"/>
    </style:style>
    <style:style style:name="gr4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fo:min-height="0.955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4.6cm" svg:y="6.6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0.4cm" svg:x="1.8cm" svg:y="6.6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7cm" svg:height="0.887cm" svg:x="2cm" svg:y="6.609cm">
          <draw:text-box>
            <text:p><text:span text:style-name="T1">OpenMP (none)</text:span></text:p>
          </draw:text-box>
        </draw:frame>
        <draw:frame draw:style-name="gr3" draw:text-style-name="P2" draw:layer="layout" svg:width="3cm" svg:height="0.887cm" svg:x="4.8cm" svg:y="6.596cm">
          <draw:text-box>
            <text:p><text:span text:style-name="T1">OpenMP (compact)</text:span></text:p>
          </draw:text-box>
        </draw:frame>
        <draw:custom-shape draw:style-name="gr4" draw:text-style-name="P1" draw:layer="layout" svg:width="0.4cm" svg:height="0.4cm" svg:x="7.8cm" svg:y="6.6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cm" svg:height="0.887cm" svg:x="8cm" svg:y="6.596cm">
          <draw:text-box>
            <text:p><text:span text:style-name="T1">OpenMP (scatter)</text:span></text:p>
          </draw:text-box>
        </draw:frame>
        <draw:custom-shape draw:style-name="gr5" draw:text-style-name="P1" draw:layer="layout" svg:width="0.4cm" svg:height="0.4cm" svg:x="10.8cm" svg:y="6.6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2cm" svg:height="0.887cm" svg:x="11cm" svg:y="6.609cm">
          <draw:text-box>
            <text:p><text:span text:style-name="T1">OpenMP (balanced)</text:span></text:p>
          </draw:text-box>
        </draw:frame>
        <draw:custom-shape draw:style-name="gr6" draw:text-style-name="P1" draw:layer="layout" svg:width="0.4cm" svg:height="0.4cm" svg:x="14.1cm" svg:y="6.69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cm" svg:height="1.205cm" svg:x="14.3cm" svg:y="6.596cm">
          <draw:text-box>
            <text:p><text:span text:style-name="T1">Cilk Plus</text:span></text:p>
          </draw:text-box>
        </draw:frame>
        <draw:frame draw:style-name="gr8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6:53:29.898101376</dc:date>
    <meta:editing-duration>PT43M50S</meta:editing-duration>
    <meta:editing-cycles>16</meta:editing-cycles>
    <meta:generator>LibreOffice/4.1.5.3$Linux_X86_64 LibreOffice_project/410m0$Build-3</meta:generator>
    <meta:document-statistic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379cm" svg:y="0.119cm" svg:width="6.677cm" svg:height="5.274cm">
          <chartooo:coordinate-region svg:x="1.789cm" svg:y="0.279cm" svg:width="6.199cm" svg:height="4.599cm"/>
          <chart:axis chart:dimension="x" chart:name="primary-x" chart:style-name="ch3" chartooo:axis-type="auto">
            <chartooo:date-scale/>
            <chart:title svg:x="3.991cm" svg:y="5.513cm" chart:style-name="ch4">
              <text:p>n (millions)</text:p>
            </chart:title>
            <chart:categories table:cell-range-address="local-table.$A$2:.$A$31"/>
          </chart:axis>
          <chart:axis chart:dimension="y" chart:name="primary-y" chart:style-name="ch5">
            <chart:title svg:x="0.721cm" svg:y="3.482cm" chart:style-name="ch6">
              <text:p>msort n 32</text:p>
            </chart:title>
          </chart:axis>
          <chart:series chart:style-name="ch7" chart:values-cell-range-address="local-table.$B$2:.$B$31" chart:label-cell-address="local-table.$B$1" chart:class="chart:line">
            <chart:data-point chart:repeated="30"/>
          </chart:series>
          <chart:series chart:style-name="ch8" chart:values-cell-range-address="local-table.$C$2:.$C$31" chart:label-cell-address="local-table.$C$1" chart:class="chart:line">
            <chart:data-point chart:repeated="30"/>
          </chart:series>
          <chart:series chart:style-name="ch9" chart:values-cell-range-address="local-table.$D$2:.$D$31" chart:label-cell-address="local-table.$D$1" chart:class="chart:line">
            <chart:data-point chart:repeated="30"/>
          </chart:series>
          <chart:series chart:style-name="ch10" chart:values-cell-range-address="local-table.$E$2:.$E$31" chart:label-cell-address="local-table.$E$1" chart:class="chart:line">
            <chart:data-point chart:repeated="30"/>
          </chart:series>
          <chart:series chart:style-name="ch11" chart:values-cell-range-address="local-table.$F$2:.$F$31" chart:label-cell-address="local-table.$F$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ort_omp_none</text:p>
              </table:table-cell>
              <table:table-cell office:value-type="string">
                <text:p>msort_omp_compact</text:p>
              </table:table-cell>
              <table:table-cell office:value-type="string">
                <text:p>msort_omp_scatter</text:p>
              </table:table-cell>
              <table:table-cell office:value-type="string">
                <text:p>msort_omp_balanced</text:p>
              </table:table-cell>
              <table:table-cell office:value-type="string">
                <text:p>msort_cilk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0.165257987009079">
                <text:p>0.165257987009079</text:p>
              </table:table-cell>
              <table:table-cell office:value-type="float" office:value="0.243225148745927">
                <text:p>0.243225148745927</text:p>
              </table:table-cell>
              <table:table-cell office:value-type="float" office:value="0.0731535173875894">
                <text:p>0.0731535173875894</text:p>
              </table:table-cell>
              <table:table-cell office:value-type="float" office:value="0.148010321929598">
                <text:p>0.148010321929598</text:p>
              </table:table-cell>
              <table:table-cell office:value-type="float" office:value="0.760482227270195">
                <text:p>0.760482227270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31420239573268">
                <text:p>0.531420239573268</text:p>
              </table:table-cell>
              <table:table-cell office:value-type="float" office:value="0.328172678238003">
                <text:p>0.328172678238003</text:p>
              </table:table-cell>
              <table:table-cell office:value-type="float" office:value="0.983067931032995">
                <text:p>0.983067931032995</text:p>
              </table:table-cell>
              <table:table-cell office:value-type="float" office:value="0.337203869475337">
                <text:p>0.337203869475337</text:p>
              </table:table-cell>
              <table:table-cell office:value-type="float" office:value="1.77656925434442">
                <text:p>1.77656925434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0975049710684">
                <text:p>0.210975049710684</text:p>
              </table:table-cell>
              <table:table-cell office:value-type="float" office:value="0.874122698261957">
                <text:p>0.874122698261957</text:p>
              </table:table-cell>
              <table:table-cell office:value-type="float" office:value="0.643451733454036">
                <text:p>0.643451733454036</text:p>
              </table:table-cell>
              <table:table-cell office:value-type="float" office:value="0.294529607262072">
                <text:p>0.294529607262072</text:p>
              </table:table-cell>
              <table:table-cell office:value-type="float" office:value="1.61409782146197">
                <text:p>1.61409782146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5149325842426">
                <text:p>0.575149325842426</text:p>
              </table:table-cell>
              <table:table-cell office:value-type="float" office:value="1.76852590590354">
                <text:p>1.76852590590354</text:p>
              </table:table-cell>
              <table:table-cell office:value-type="float" office:value="0.703216756612346">
                <text:p>0.703216756612346</text:p>
              </table:table-cell>
              <table:table-cell office:value-type="float" office:value="0.612737522130391">
                <text:p>0.612737522130391</text:p>
              </table:table-cell>
              <table:table-cell office:value-type="float" office:value="2.88662091460012">
                <text:p>2.8866209146001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356140796320043">
                <text:p>0.356140796320043</text:p>
              </table:table-cell>
              <table:table-cell office:value-type="float" office:value="1.40158413243716">
                <text:p>1.40158413243716</text:p>
              </table:table-cell>
              <table:table-cell office:value-type="float" office:value="1.08775805714931">
                <text:p>1.08775805714931</text:p>
              </table:table-cell>
              <table:table-cell office:value-type="float" office:value="0.461146681450895">
                <text:p>0.461146681450895</text:p>
              </table:table-cell>
              <table:table-cell office:value-type="float" office:value="3.30221759582098">
                <text:p>3.30221759582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0132984902676">
                <text:p>0.630132984902676</text:p>
              </table:table-cell>
              <table:table-cell office:value-type="float" office:value="0.768825228160342">
                <text:p>0.768825228160342</text:p>
              </table:table-cell>
              <table:table-cell office:value-type="float" office:value="0.467211378139555">
                <text:p>0.467211378139555</text:p>
              </table:table-cell>
              <table:table-cell office:value-type="float" office:value="0.880237051794885">
                <text:p>0.880237051794885</text:p>
              </table:table-cell>
              <table:table-cell office:value-type="float" office:value="3.58343359942358">
                <text:p>3.58343359942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5917198079351">
                <text:p>0.435917198079351</text:p>
              </table:table-cell>
              <table:table-cell office:value-type="float" office:value="0.531215575671625">
                <text:p>0.531215575671625</text:p>
              </table:table-cell>
              <table:table-cell office:value-type="float" office:value="0.646644744039602">
                <text:p>0.646644744039602</text:p>
              </table:table-cell>
              <table:table-cell office:value-type="float" office:value="0.756865737406148">
                <text:p>0.756865737406148</text:p>
              </table:table-cell>
              <table:table-cell office:value-type="float" office:value="3.45120072761696">
                <text:p>3.45120072761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5455611559154">
                <text:p>1.45455611559154</text:p>
              </table:table-cell>
              <table:table-cell office:value-type="float" office:value="1.78251047400121">
                <text:p>1.78251047400121</text:p>
              </table:table-cell>
              <table:table-cell office:value-type="float" office:value="1.11414564044061">
                <text:p>1.11414564044061</text:p>
              </table:table-cell>
              <table:table-cell office:value-type="float" office:value="0.700116308767575">
                <text:p>0.700116308767575</text:p>
              </table:table-cell>
              <table:table-cell office:value-type="float" office:value="2.77400849986474">
                <text:p>2.77400849986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0652581228954">
                <text:p>0.610652581228954</text:p>
              </table:table-cell>
              <table:table-cell office:value-type="float" office:value="0.928910643528302">
                <text:p>0.928910643528302</text:p>
              </table:table-cell>
              <table:table-cell office:value-type="float" office:value="0.53747349200823">
                <text:p>0.53747349200823</text:p>
              </table:table-cell>
              <table:table-cell office:value-type="float" office:value="0.665193029561544">
                <text:p>0.665193029561544</text:p>
              </table:table-cell>
              <table:table-cell office:value-type="float" office:value="3.43602531602825">
                <text:p>3.436025316028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8142851248937">
                <text:p>0.68142851248937</text:p>
              </table:table-cell>
              <table:table-cell office:value-type="float" office:value="0.875522633599834">
                <text:p>0.875522633599834</text:p>
              </table:table-cell>
              <table:table-cell office:value-type="float" office:value="0.624056995453222">
                <text:p>0.624056995453222</text:p>
              </table:table-cell>
              <table:table-cell office:value-type="float" office:value="0.865684541017304">
                <text:p>0.865684541017304</text:p>
              </table:table-cell>
              <table:table-cell office:value-type="float" office:value="3.09545280015448">
                <text:p>3.09545280015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7312509051706">
                <text:p>1.17312509051706</text:p>
              </table:table-cell>
              <table:table-cell office:value-type="float" office:value="0.762838751105116">
                <text:p>0.762838751105116</text:p>
              </table:table-cell>
              <table:table-cell office:value-type="float" office:value="1.52090381391028">
                <text:p>1.52090381391028</text:p>
              </table:table-cell>
              <table:table-cell office:value-type="float" office:value="1.00966131050232">
                <text:p>1.00966131050232</text:p>
              </table:table-cell>
              <table:table-cell office:value-type="float" office:value="4.09429191869649">
                <text:p>4.09429191869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2109044359606">
                <text:p>1.22109044359606</text:p>
              </table:table-cell>
              <table:table-cell office:value-type="float" office:value="0.86392295663045">
                <text:p>0.86392295663045</text:p>
              </table:table-cell>
              <table:table-cell office:value-type="float" office:value="1.80821151704795">
                <text:p>1.80821151704795</text:p>
              </table:table-cell>
              <table:table-cell office:value-type="float" office:value="1.52572429522914">
                <text:p>1.52572429522914</text:p>
              </table:table-cell>
              <table:table-cell office:value-type="float" office:value="3.00822239371354">
                <text:p>3.00822239371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1891199924651">
                <text:p>1.11891199924651</text:p>
              </table:table-cell>
              <table:table-cell office:value-type="float" office:value="0.801456555299962">
                <text:p>0.801456555299962</text:p>
              </table:table-cell>
              <table:table-cell office:value-type="float" office:value="1.03636340351342">
                <text:p>1.03636340351342</text:p>
              </table:table-cell>
              <table:table-cell office:value-type="float" office:value="0.847300118873016">
                <text:p>0.847300118873016</text:p>
              </table:table-cell>
              <table:table-cell office:value-type="float" office:value="3.79921204113766">
                <text:p>3.79921204113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9598723624174">
                <text:p>1.09598723624174</text:p>
              </table:table-cell>
              <table:table-cell office:value-type="float" office:value="1.46082110242482">
                <text:p>1.46082110242482</text:p>
              </table:table-cell>
              <table:table-cell office:value-type="float" office:value="0.941008815673765">
                <text:p>0.941008815673765</text:p>
              </table:table-cell>
              <table:table-cell office:value-type="float" office:value="0.878557104501914">
                <text:p>0.878557104501914</text:p>
              </table:table-cell>
              <table:table-cell office:value-type="float" office:value="4.1003904395087">
                <text:p>4.1003904395087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.4103023784261">
                <text:p>1.4103023784261</text:p>
              </table:table-cell>
              <table:table-cell office:value-type="float" office:value="1.65186470439366">
                <text:p>1.65186470439366</text:p>
              </table:table-cell>
              <table:table-cell office:value-type="float" office:value="2.03088846988609">
                <text:p>2.03088846988609</text:p>
              </table:table-cell>
              <table:table-cell office:value-type="float" office:value="1.21874635746798">
                <text:p>1.21874635746798</text:p>
              </table:table-cell>
              <table:table-cell office:value-type="float" office:value="4.12661817193963">
                <text:p>4.12661817193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3995623236484">
                <text:p>1.53995623236484</text:p>
              </table:table-cell>
              <table:table-cell office:value-type="float" office:value="2.02719933603267">
                <text:p>2.02719933603267</text:p>
              </table:table-cell>
              <table:table-cell office:value-type="float" office:value="1.94805316180112">
                <text:p>1.94805316180112</text:p>
              </table:table-cell>
              <table:table-cell office:value-type="float" office:value="0.997672873342443">
                <text:p>0.997672873342443</text:p>
              </table:table-cell>
              <table:table-cell office:value-type="float" office:value="2.82460625920822">
                <text:p>2.82460625920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3352892822817">
                <text:p>1.23352892822817</text:p>
              </table:table-cell>
              <table:table-cell office:value-type="float" office:value="1.20133140631645">
                <text:p>1.20133140631645</text:p>
              </table:table-cell>
              <table:table-cell office:value-type="float" office:value="1.93680804356823">
                <text:p>1.93680804356823</text:p>
              </table:table-cell>
              <table:table-cell office:value-type="float" office:value="1.35556362205621">
                <text:p>1.35556362205621</text:p>
              </table:table-cell>
              <table:table-cell office:value-type="float" office:value="4.27194433067444">
                <text:p>4.27194433067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6256225486971">
                <text:p>1.36256225486971</text:p>
              </table:table-cell>
              <table:table-cell office:value-type="float" office:value="1.10981862673873">
                <text:p>1.10981862673873</text:p>
              </table:table-cell>
              <table:table-cell office:value-type="float" office:value="2.04795252694279">
                <text:p>2.04795252694279</text:p>
              </table:table-cell>
              <table:table-cell office:value-type="float" office:value="1.3175019112451">
                <text:p>1.3175019112451</text:p>
              </table:table-cell>
              <table:table-cell office:value-type="float" office:value="4.73496144967463">
                <text:p>4.73496144967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989154759119">
                <text:p>1.04989154759119</text:p>
              </table:table-cell>
              <table:table-cell office:value-type="float" office:value="1.16565253550558">
                <text:p>1.16565253550558</text:p>
              </table:table-cell>
              <table:table-cell office:value-type="float" office:value="1.21924041337688">
                <text:p>1.21924041337688</text:p>
              </table:table-cell>
              <table:table-cell office:value-type="float" office:value="1.59224933931759">
                <text:p>1.59224933931759</text:p>
              </table:table-cell>
              <table:table-cell office:value-type="float" office:value="3.97462522303238">
                <text:p>3.9746252230323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4354836820924">
                <text:p>1.24354836820924</text:p>
              </table:table-cell>
              <table:table-cell office:value-type="float" office:value="2.17355195612751">
                <text:p>2.17355195612751</text:p>
              </table:table-cell>
              <table:table-cell office:value-type="float" office:value="0.943259219407131">
                <text:p>0.943259219407131</text:p>
              </table:table-cell>
              <table:table-cell office:value-type="float" office:value="1.19542802909804">
                <text:p>1.19542802909804</text:p>
              </table:table-cell>
              <table:table-cell office:value-type="float" office:value="4.33053383736412">
                <text:p>4.33053383736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3999063152313">
                <text:p>1.23999063152313</text:p>
              </table:table-cell>
              <table:table-cell office:value-type="float" office:value="1.19645400009399">
                <text:p>1.19645400009399</text:p>
              </table:table-cell>
              <table:table-cell office:value-type="float" office:value="1.00882401738308">
                <text:p>1.00882401738308</text:p>
              </table:table-cell>
              <table:table-cell office:value-type="float" office:value="1.18014470859452">
                <text:p>1.18014470859452</text:p>
              </table:table-cell>
              <table:table-cell office:value-type="float" office:value="3.11726449437682">
                <text:p>3.11726449437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0888448723025">
                <text:p>1.50888448723025</text:p>
              </table:table-cell>
              <table:table-cell office:value-type="float" office:value="1.34648349961212">
                <text:p>1.34648349961212</text:p>
              </table:table-cell>
              <table:table-cell office:value-type="float" office:value="1.28450685888307">
                <text:p>1.28450685888307</text:p>
              </table:table-cell>
              <table:table-cell office:value-type="float" office:value="1.87434231236714">
                <text:p>1.87434231236714</text:p>
              </table:table-cell>
              <table:table-cell office:value-type="float" office:value="4.10922191864889">
                <text:p>4.10922191864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352737640373">
                <text:p>1.5352737640373</text:p>
              </table:table-cell>
              <table:table-cell office:value-type="float" office:value="1.4255377184043">
                <text:p>1.4255377184043</text:p>
              </table:table-cell>
              <table:table-cell office:value-type="float" office:value="1.28310148615789">
                <text:p>1.28310148615789</text:p>
              </table:table-cell>
              <table:table-cell office:value-type="float" office:value="1.80102775891013">
                <text:p>1.80102775891013</text:p>
              </table:table-cell>
              <table:table-cell office:value-type="float" office:value="3.75919964534721">
                <text:p>3.75919964534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2871276571557">
                <text:p>1.62871276571557</text:p>
              </table:table-cell>
              <table:table-cell office:value-type="float" office:value="1.77883966868182">
                <text:p>1.77883966868182</text:p>
              </table:table-cell>
              <table:table-cell office:value-type="float" office:value="1.49996944118622">
                <text:p>1.49996944118622</text:p>
              </table:table-cell>
              <table:table-cell office:value-type="float" office:value="1.54381989028576">
                <text:p>1.54381989028576</text:p>
              </table:table-cell>
              <table:table-cell office:value-type="float" office:value="3.65196287685528">
                <text:p>3.65196287685528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.17426091752272">
                <text:p>2.17426091752272</text:p>
              </table:table-cell>
              <table:table-cell office:value-type="float" office:value="1.98026507381887">
                <text:p>1.98026507381887</text:p>
              </table:table-cell>
              <table:table-cell office:value-type="float" office:value="1.99223525635034">
                <text:p>1.99223525635034</text:p>
              </table:table-cell>
              <table:table-cell office:value-type="float" office:value="2.21517000157024">
                <text:p>2.21517000157024</text:p>
              </table:table-cell>
              <table:table-cell office:value-type="float" office:value="5.1346654348138">
                <text:p>5.1346654348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7539575736184">
                <text:p>1.57539575736184</text:p>
              </table:table-cell>
              <table:table-cell office:value-type="float" office:value="1.99090733940281">
                <text:p>1.99090733940281</text:p>
              </table:table-cell>
              <table:table-cell office:value-type="float" office:value="1.81770585650531">
                <text:p>1.81770585650531</text:p>
              </table:table-cell>
              <table:table-cell office:value-type="float" office:value="1.52124773235391">
                <text:p>1.52124773235391</text:p>
              </table:table-cell>
              <table:table-cell office:value-type="float" office:value="4.19207486579691">
                <text:p>4.19207486579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0755821936361">
                <text:p>1.60755821936361</text:p>
              </table:table-cell>
              <table:table-cell office:value-type="float" office:value="1.93437545894515">
                <text:p>1.93437545894515</text:p>
              </table:table-cell>
              <table:table-cell office:value-type="float" office:value="1.3649401631111">
                <text:p>1.3649401631111</text:p>
              </table:table-cell>
              <table:table-cell office:value-type="float" office:value="1.8759303731065">
                <text:p>1.8759303731065</text:p>
              </table:table-cell>
              <table:table-cell office:value-type="float" office:value="4.21245262230277">
                <text:p>4.21245262230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0114536003599">
                <text:p>1.70114536003599</text:p>
              </table:table-cell>
              <table:table-cell office:value-type="float" office:value="2.30506480819765">
                <text:p>2.30506480819765</text:p>
              </table:table-cell>
              <table:table-cell office:value-type="float" office:value="1.4271851548821">
                <text:p>1.4271851548821</text:p>
              </table:table-cell>
              <table:table-cell office:value-type="float" office:value="1.90153274339605">
                <text:p>1.90153274339605</text:p>
              </table:table-cell>
              <table:table-cell office:value-type="float" office:value="4.87567800177069">
                <text:p>4.87567800177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1761537474093">
                <text:p>1.61761537474093</text:p>
              </table:table-cell>
              <table:table-cell office:value-type="float" office:value="1.80194533172542">
                <text:p>1.80194533172542</text:p>
              </table:table-cell>
              <table:table-cell office:value-type="float" office:value="1.87649995586787">
                <text:p>1.87649995586787</text:p>
              </table:table-cell>
              <table:table-cell office:value-type="float" office:value="1.57304867202089">
                <text:p>1.57304867202089</text:p>
              </table:table-cell>
              <table:table-cell office:value-type="float" office:value="5.08174380686761">
                <text:p>5.0817438068676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09907188798354">
                <text:p>2.09907188798354</text:p>
              </table:table-cell>
              <table:table-cell office:value-type="float" office:value="1.44738946652275">
                <text:p>1.44738946652275</text:p>
              </table:table-cell>
              <table:table-cell office:value-type="float" office:value="1.50025384840651">
                <text:p>1.50025384840651</text:p>
              </table:table-cell>
              <table:table-cell office:value-type="float" office:value="1.60145468222471">
                <text:p>1.60145468222471</text:p>
              </table:table-cell>
              <table:table-cell office:value-type="float" office:value="5.08941933997976">
                <text:p>5.08941933997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429cm" svg:y="0.119cm" svg:width="6.743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709cm" svg:y="5.513cm" chart:style-name="ch4">
              <text:p>t</text:p>
            </chart:title>
            <chart:categories table:cell-range-address="local-table.$B$1:.$AG$1"/>
          </chart:axis>
          <chart:axis chart:dimension="y" chart:name="primary-y" chart:style-name="ch5">
            <chart:title svg:x="0.771cm" svg:y="3.839cm" chart:style-name="ch6">
              <text:p>msort 3000000 t</text:p>
            </chart:title>
          </chart:axis>
          <chart:series chart:style-name="ch7" chart:values-cell-range-address="local-table.$B$2:.$AG$2" chart:label-cell-address="local-table.$A$2" chart:class="chart:line">
            <chart:data-point chart:repeated="32"/>
          </chart:series>
          <chart:series chart:style-name="ch8" chart:values-cell-range-address="local-table.$B$3:.$AG$3" chart:label-cell-address="local-table.$A$3" chart:class="chart:line">
            <chart:data-point chart:repeated="32"/>
          </chart:series>
          <chart:series chart:style-name="ch9" chart:values-cell-range-address="local-table.$B$4:.$AG$4" chart:label-cell-address="local-table.$A$4" chart:class="chart:line">
            <chart:data-point chart:repeated="32"/>
          </chart:series>
          <chart:series chart:style-name="ch10" chart:values-cell-range-address="local-table.$B$5:.$AG$5" chart:label-cell-address="local-table.$A$5" chart:class="chart:line">
            <chart:data-point chart:repeated="32"/>
          </chart:series>
          <chart:series chart:style-name="ch11" chart:values-cell-range-address="local-table.$B$6:.$AG$6" chart:label-cell-address="local-table.$A$6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msort_omp_none</text:p>
              </table:table-cell>
              <table:table-cell office:value-type="float" office:value="0.53381673807616">
                <text:p>0.53381673807616</text:p>
              </table:table-cell>
              <table:table-cell office:value-type="float" office:value="0.431389729908557">
                <text:p>0.431389729908557</text:p>
              </table:table-cell>
              <table:table-cell office:value-type="float" office:value="0.511328620932193">
                <text:p>0.511328620932193</text:p>
              </table:table-cell>
              <table:table-cell office:value-type="float" office:value="0.454084821101038">
                <text:p>0.454084821101038</text:p>
              </table:table-cell>
              <table:table-cell office:value-type="float" office:value="0.569482727111326">
                <text:p>0.569482727111326</text:p>
              </table:table-cell>
              <table:table-cell office:value-type="float" office:value="0.728194826377812">
                <text:p>0.728194826377812</text:p>
              </table:table-cell>
              <table:table-cell office:value-type="float" office:value="0.820873459523724">
                <text:p>0.820873459523724</text:p>
              </table:table-cell>
              <table:table-cell office:value-type="float" office:value="1.03416166161724">
                <text:p>1.03416166161724</text:p>
              </table:table-cell>
              <table:table-cell office:value-type="float" office:value="0.954729200510493">
                <text:p>0.954729200510493</text:p>
              </table:table-cell>
              <table:table-cell office:value-type="float" office:value="1.23272061442706">
                <text:p>1.23272061442706</text:p>
              </table:table-cell>
              <table:table-cell office:value-type="float" office:value="1.48980263240618">
                <text:p>1.48980263240618</text:p>
              </table:table-cell>
              <table:table-cell office:value-type="float" office:value="0.910738201471164">
                <text:p>0.910738201471164</text:p>
              </table:table-cell>
              <table:table-cell office:value-type="float" office:value="1.32503646442065">
                <text:p>1.32503646442065</text:p>
              </table:table-cell>
              <table:table-cell office:value-type="float" office:value="1.1633547623631">
                <text:p>1.1633547623631</text:p>
              </table:table-cell>
              <table:table-cell office:value-type="float" office:value="1.69843767710455">
                <text:p>1.69843767710455</text:p>
              </table:table-cell>
              <table:table-cell office:value-type="float" office:value="1.47705014298336">
                <text:p>1.47705014298336</text:p>
              </table:table-cell>
              <table:table-cell office:value-type="float" office:value="1.36283805392358">
                <text:p>1.36283805392358</text:p>
              </table:table-cell>
              <table:table-cell office:value-type="float" office:value="1.53440652806182">
                <text:p>1.53440652806182</text:p>
              </table:table-cell>
              <table:table-cell office:value-type="float" office:value="1.81507399701603">
                <text:p>1.81507399701603</text:p>
              </table:table-cell>
              <table:table-cell office:value-type="float" office:value="1.63778570255677">
                <text:p>1.63778570255677</text:p>
              </table:table-cell>
              <table:table-cell office:value-type="float" office:value="1.5927203889687">
                <text:p>1.5927203889687</text:p>
              </table:table-cell>
              <table:table-cell office:value-type="float" office:value="1.8972646737349">
                <text:p>1.8972646737349</text:p>
              </table:table-cell>
              <table:table-cell office:value-type="float" office:value="1.93331816888732">
                <text:p>1.93331816888732</text:p>
              </table:table-cell>
              <table:table-cell office:value-type="float" office:value="1.80835471293558">
                <text:p>1.80835471293558</text:p>
              </table:table-cell>
              <table:table-cell office:value-type="float" office:value="2.0505407208773">
                <text:p>2.0505407208773</text:p>
              </table:table-cell>
              <table:table-cell office:value-type="float" office:value="1.41053778094632">
                <text:p>1.41053778094632</text:p>
              </table:table-cell>
              <table:table-cell office:value-type="float" office:value="2.01036900408631">
                <text:p>2.01036900408631</text:p>
              </table:table-cell>
              <table:table-cell office:value-type="float" office:value="2.1714143677972">
                <text:p>2.1714143677972</text:p>
              </table:table-cell>
              <table:table-cell office:value-type="float" office:value="1.38231191580239">
                <text:p>1.38231191580239</text:p>
              </table:table-cell>
              <table:table-cell office:value-type="float" office:value="1.33818492239274">
                <text:p>1.33818492239274</text:p>
              </table:table-cell>
              <table:table-cell office:value-type="float" office:value="2.12329159183871">
                <text:p>2.12329159183871</text:p>
              </table:table-cell>
              <table:table-cell office:value-type="float" office:value="2.09907188798354">
                <text:p>2.09907188798354</text:p>
              </table:table-cell>
            </table:table-row>
            <table:table-row>
              <table:table-cell office:value-type="string">
                <text:p>msort_omp_compact</text:p>
              </table:table-cell>
              <table:table-cell office:value-type="float" office:value="0.520784358457845">
                <text:p>0.520784358457845</text:p>
              </table:table-cell>
              <table:table-cell office:value-type="float" office:value="0.273091085326315">
                <text:p>0.273091085326315</text:p>
              </table:table-cell>
              <table:table-cell office:value-type="float" office:value="0.445787571469837">
                <text:p>0.445787571469837</text:p>
              </table:table-cell>
              <table:table-cell office:value-type="float" office:value="0.564346153335251">
                <text:p>0.564346153335251</text:p>
              </table:table-cell>
              <table:table-cell office:value-type="float" office:value="0.665115393265137">
                <text:p>0.665115393265137</text:p>
              </table:table-cell>
              <table:table-cell office:value-type="float" office:value="0.639762143252167">
                <text:p>0.639762143252167</text:p>
              </table:table-cell>
              <table:table-cell office:value-type="float" office:value="0.845095588890871">
                <text:p>0.845095588890871</text:p>
              </table:table-cell>
              <table:table-cell office:value-type="float" office:value="0.916341473090383">
                <text:p>0.916341473090383</text:p>
              </table:table-cell>
              <table:table-cell office:value-type="float" office:value="0.90005822002016">
                <text:p>0.90005822002016</text:p>
              </table:table-cell>
              <table:table-cell office:value-type="float" office:value="0.909483886842951">
                <text:p>0.909483886842951</text:p>
              </table:table-cell>
              <table:table-cell office:value-type="float" office:value="0.793094273323742">
                <text:p>0.793094273323742</text:p>
              </table:table-cell>
              <table:table-cell office:value-type="float" office:value="0.983530783879722">
                <text:p>0.983530783879722</text:p>
              </table:table-cell>
              <table:table-cell office:value-type="float" office:value="1.25493238686718">
                <text:p>1.25493238686718</text:p>
              </table:table-cell>
              <table:table-cell office:value-type="float" office:value="1.16247803101783">
                <text:p>1.16247803101783</text:p>
              </table:table-cell>
              <table:table-cell office:value-type="float" office:value="1.43375391562868">
                <text:p>1.43375391562868</text:p>
              </table:table-cell>
              <table:table-cell office:value-type="float" office:value="1.44999015283618">
                <text:p>1.44999015283618</text:p>
              </table:table-cell>
              <table:table-cell office:value-type="float" office:value="1.1455687558782">
                <text:p>1.1455687558782</text:p>
              </table:table-cell>
              <table:table-cell office:value-type="float" office:value="0.99692000697341">
                <text:p>0.99692000697341</text:p>
              </table:table-cell>
              <table:table-cell office:value-type="float" office:value="1.63560590962932">
                <text:p>1.63560590962932</text:p>
              </table:table-cell>
              <table:table-cell office:value-type="float" office:value="1.29187142084721">
                <text:p>1.29187142084721</text:p>
              </table:table-cell>
              <table:table-cell office:value-type="float" office:value="1.53144791157297">
                <text:p>1.53144791157297</text:p>
              </table:table-cell>
              <table:table-cell office:value-type="float" office:value="1.86708596328516">
                <text:p>1.86708596328516</text:p>
              </table:table-cell>
              <table:table-cell office:value-type="float" office:value="1.69061136709996">
                <text:p>1.69061136709996</text:p>
              </table:table-cell>
              <table:table-cell office:value-type="float" office:value="1.44322095879087">
                <text:p>1.44322095879087</text:p>
              </table:table-cell>
              <table:table-cell office:value-type="float" office:value="1.74437566766476">
                <text:p>1.74437566766476</text:p>
              </table:table-cell>
              <table:table-cell office:value-type="float" office:value="1.86971615703061">
                <text:p>1.86971615703061</text:p>
              </table:table-cell>
              <table:table-cell office:value-type="float" office:value="1.44159283722812">
                <text:p>1.44159283722812</text:p>
              </table:table-cell>
              <table:table-cell office:value-type="float" office:value="2.00854228094233">
                <text:p>2.00854228094233</text:p>
              </table:table-cell>
              <table:table-cell office:value-type="float" office:value="1.293506994777">
                <text:p>1.293506994777</text:p>
              </table:table-cell>
              <table:table-cell office:value-type="float" office:value="1.68859172427032">
                <text:p>1.68859172427032</text:p>
              </table:table-cell>
              <table:table-cell office:value-type="float" office:value="1.47540082099875">
                <text:p>1.47540082099875</text:p>
              </table:table-cell>
              <table:table-cell office:value-type="float" office:value="1.44738946652275">
                <text:p>1.44738946652275</text:p>
              </table:table-cell>
            </table:table-row>
            <table:table-row>
              <table:table-cell office:value-type="string">
                <text:p>msort_omp_scatter</text:p>
              </table:table-cell>
              <table:table-cell office:value-type="float" office:value="0.479369001765487">
                <text:p>0.479369001765487</text:p>
              </table:table-cell>
              <table:table-cell office:value-type="float" office:value="0.410297500564034">
                <text:p>0.410297500564034</text:p>
              </table:table-cell>
              <table:table-cell office:value-type="float" office:value="0.501204097533444">
                <text:p>0.501204097533444</text:p>
              </table:table-cell>
              <table:table-cell office:value-type="float" office:value="0.522093809612738">
                <text:p>0.522093809612738</text:p>
              </table:table-cell>
              <table:table-cell office:value-type="float" office:value="0.583369161170231">
                <text:p>0.583369161170231</text:p>
              </table:table-cell>
              <table:table-cell office:value-type="float" office:value="0.726390201718051">
                <text:p>0.726390201718051</text:p>
              </table:table-cell>
              <table:table-cell office:value-type="float" office:value="0.673256301524414">
                <text:p>0.673256301524414</text:p>
              </table:table-cell>
              <table:table-cell office:value-type="float" office:value="0.988298264290932">
                <text:p>0.988298264290932</text:p>
              </table:table-cell>
              <table:table-cell office:value-type="float" office:value="0.918021982097013">
                <text:p>0.918021982097013</text:p>
              </table:table-cell>
              <table:table-cell office:value-type="float" office:value="1.28905906976138">
                <text:p>1.28905906976138</text:p>
              </table:table-cell>
              <table:table-cell office:value-type="float" office:value="1.52688189189176">
                <text:p>1.52688189189176</text:p>
              </table:table-cell>
              <table:table-cell office:value-type="float" office:value="1.38935482558602">
                <text:p>1.38935482558602</text:p>
              </table:table-cell>
              <table:table-cell office:value-type="float" office:value="1.50585336347044">
                <text:p>1.50585336347044</text:p>
              </table:table-cell>
              <table:table-cell office:value-type="float" office:value="1.42291187936889">
                <text:p>1.42291187936889</text:p>
              </table:table-cell>
              <table:table-cell office:value-type="float" office:value="1.63550942825713">
                <text:p>1.63550942825713</text:p>
              </table:table-cell>
              <table:table-cell office:value-type="float" office:value="1.20174291418029">
                <text:p>1.20174291418029</text:p>
              </table:table-cell>
              <table:table-cell office:value-type="float" office:value="1.53636184352369">
                <text:p>1.53636184352369</text:p>
              </table:table-cell>
              <table:table-cell office:value-type="float" office:value="1.4711420565728">
                <text:p>1.4711420565728</text:p>
              </table:table-cell>
              <table:table-cell office:value-type="float" office:value="1.57861922778898">
                <text:p>1.57861922778898</text:p>
              </table:table-cell>
              <table:table-cell office:value-type="float" office:value="1.8450577189569">
                <text:p>1.8450577189569</text:p>
              </table:table-cell>
              <table:table-cell office:value-type="float" office:value="1.46972361938756">
                <text:p>1.46972361938756</text:p>
              </table:table-cell>
              <table:table-cell office:value-type="float" office:value="1.76310594337374">
                <text:p>1.76310594337374</text:p>
              </table:table-cell>
              <table:table-cell office:value-type="float" office:value="1.83359451288668">
                <text:p>1.83359451288668</text:p>
              </table:table-cell>
              <table:table-cell office:value-type="float" office:value="2.12201763527907">
                <text:p>2.12201763527907</text:p>
              </table:table-cell>
              <table:table-cell office:value-type="float" office:value="1.79896433051349">
                <text:p>1.79896433051349</text:p>
              </table:table-cell>
              <table:table-cell office:value-type="float" office:value="1.79391684845861">
                <text:p>1.79391684845861</text:p>
              </table:table-cell>
              <table:table-cell office:value-type="float" office:value="1.36216673760561">
                <text:p>1.36216673760561</text:p>
              </table:table-cell>
              <table:table-cell office:value-type="float" office:value="1.36566704658616">
                <text:p>1.36566704658616</text:p>
              </table:table-cell>
              <table:table-cell office:value-type="float" office:value="1.36365972220682">
                <text:p>1.36365972220682</text:p>
              </table:table-cell>
              <table:table-cell office:value-type="float" office:value="1.10547450020639">
                <text:p>1.10547450020639</text:p>
              </table:table-cell>
              <table:table-cell office:value-type="float" office:value="1.58355419166763">
                <text:p>1.58355419166763</text:p>
              </table:table-cell>
              <table:table-cell office:value-type="float" office:value="1.50025384840651">
                <text:p>1.50025384840651</text:p>
              </table:table-cell>
            </table:table-row>
            <table:table-row>
              <table:table-cell office:value-type="string">
                <text:p>msort_omp_balanced</text:p>
              </table:table-cell>
              <table:table-cell office:value-type="float" office:value="0.502441221107218">
                <text:p>0.502441221107218</text:p>
              </table:table-cell>
              <table:table-cell office:value-type="float" office:value="0.441137965887971">
                <text:p>0.441137965887971</text:p>
              </table:table-cell>
              <table:table-cell office:value-type="float" office:value="0.508442114416637">
                <text:p>0.508442114416637</text:p>
              </table:table-cell>
              <table:table-cell office:value-type="float" office:value="0.437379160551192">
                <text:p>0.437379160551192</text:p>
              </table:table-cell>
              <table:table-cell office:value-type="float" office:value="0.61402899333533">
                <text:p>0.61402899333533</text:p>
              </table:table-cell>
              <table:table-cell office:value-type="float" office:value="0.841978085656358">
                <text:p>0.841978085656358</text:p>
              </table:table-cell>
              <table:table-cell office:value-type="float" office:value="0.741219150024545">
                <text:p>0.741219150024545</text:p>
              </table:table-cell>
              <table:table-cell office:value-type="float" office:value="0.924168037931618">
                <text:p>0.924168037931618</text:p>
              </table:table-cell>
              <table:table-cell office:value-type="float" office:value="0.779949705353338">
                <text:p>0.779949705353338</text:p>
              </table:table-cell>
              <table:table-cell office:value-type="float" office:value="1.07074566815799">
                <text:p>1.07074566815799</text:p>
              </table:table-cell>
              <table:table-cell office:value-type="float" office:value="1.13316268532214">
                <text:p>1.13316268532214</text:p>
              </table:table-cell>
              <table:table-cell office:value-type="float" office:value="1.03225523969561">
                <text:p>1.03225523969561</text:p>
              </table:table-cell>
              <table:table-cell office:value-type="float" office:value="1.28008094691567">
                <text:p>1.28008094691567</text:p>
              </table:table-cell>
              <table:table-cell office:value-type="float" office:value="1.31027130982057">
                <text:p>1.31027130982057</text:p>
              </table:table-cell>
              <table:table-cell office:value-type="float" office:value="1.79266361080888">
                <text:p>1.79266361080888</text:p>
              </table:table-cell>
              <table:table-cell office:value-type="float" office:value="1.48719046288017">
                <text:p>1.48719046288017</text:p>
              </table:table-cell>
              <table:table-cell office:value-type="float" office:value="1.28763539345459">
                <text:p>1.28763539345459</text:p>
              </table:table-cell>
              <table:table-cell office:value-type="float" office:value="1.41291743148367">
                <text:p>1.41291743148367</text:p>
              </table:table-cell>
              <table:table-cell office:value-type="float" office:value="1.39621051268326">
                <text:p>1.39621051268326</text:p>
              </table:table-cell>
              <table:table-cell office:value-type="float" office:value="1.4192242785926">
                <text:p>1.4192242785926</text:p>
              </table:table-cell>
              <table:table-cell office:value-type="float" office:value="1.21056979083478">
                <text:p>1.21056979083478</text:p>
              </table:table-cell>
              <table:table-cell office:value-type="float" office:value="1.82086037962035">
                <text:p>1.82086037962035</text:p>
              </table:table-cell>
              <table:table-cell office:value-type="float" office:value="1.42533985201635">
                <text:p>1.42533985201635</text:p>
              </table:table-cell>
              <table:table-cell office:value-type="float" office:value="1.88669777540817">
                <text:p>1.88669777540817</text:p>
              </table:table-cell>
              <table:table-cell office:value-type="float" office:value="2.01452046391905">
                <text:p>2.01452046391905</text:p>
              </table:table-cell>
              <table:table-cell office:value-type="float" office:value="1.98655189366869">
                <text:p>1.98655189366869</text:p>
              </table:table-cell>
              <table:table-cell office:value-type="float" office:value="1.8262378098636">
                <text:p>1.8262378098636</text:p>
              </table:table-cell>
              <table:table-cell office:value-type="float" office:value="1.80080640187338">
                <text:p>1.80080640187338</text:p>
              </table:table-cell>
              <table:table-cell office:value-type="float" office:value="1.6516261933869">
                <text:p>1.6516261933869</text:p>
              </table:table-cell>
              <table:table-cell office:value-type="float" office:value="2.07473234179528">
                <text:p>2.07473234179528</text:p>
              </table:table-cell>
              <table:table-cell office:value-type="float" office:value="1.78784194176801">
                <text:p>1.78784194176801</text:p>
              </table:table-cell>
              <table:table-cell office:value-type="float" office:value="1.60145468222471">
                <text:p>1.60145468222471</text:p>
              </table:table-cell>
            </table:table-row>
            <table:table-row>
              <table:table-cell office:value-type="string">
                <text:p>msort_cilk</text:p>
              </table:table-cell>
              <table:table-cell office:value-type="float" office:value="0.719756372477604">
                <text:p>0.719756372477604</text:p>
              </table:table-cell>
              <table:table-cell office:value-type="float" office:value="1.22706513542949">
                <text:p>1.22706513542949</text:p>
              </table:table-cell>
              <table:table-cell office:value-type="float" office:value="1.72393594950373">
                <text:p>1.72393594950373</text:p>
              </table:table-cell>
              <table:table-cell office:value-type="float" office:value="2.18757478592928">
                <text:p>2.18757478592928</text:p>
              </table:table-cell>
              <table:table-cell office:value-type="float" office:value="2.49776308005574">
                <text:p>2.49776308005574</text:p>
              </table:table-cell>
              <table:table-cell office:value-type="float" office:value="2.7287896232954">
                <text:p>2.7287896232954</text:p>
              </table:table-cell>
              <table:table-cell office:value-type="float" office:value="3.18196969391648">
                <text:p>3.18196969391648</text:p>
              </table:table-cell>
              <table:table-cell office:value-type="float" office:value="3.34195513653164">
                <text:p>3.34195513653164</text:p>
              </table:table-cell>
              <table:table-cell office:value-type="float" office:value="3.6112832007961">
                <text:p>3.6112832007961</text:p>
              </table:table-cell>
              <table:table-cell office:value-type="float" office:value="3.85141819139052">
                <text:p>3.85141819139052</text:p>
              </table:table-cell>
              <table:table-cell office:value-type="float" office:value="4.12852546421321">
                <text:p>4.12852546421321</text:p>
              </table:table-cell>
              <table:table-cell office:value-type="float" office:value="3.53145808526086">
                <text:p>3.53145808526086</text:p>
              </table:table-cell>
              <table:table-cell office:value-type="float" office:value="3.7632087583027">
                <text:p>3.7632087583027</text:p>
              </table:table-cell>
              <table:table-cell office:value-type="float" office:value="4.24844471045525">
                <text:p>4.24844471045525</text:p>
              </table:table-cell>
              <table:table-cell office:value-type="float" office:value="4.78177437764669">
                <text:p>4.78177437764669</text:p>
              </table:table-cell>
              <table:table-cell office:value-type="float" office:value="3.91467936759236">
                <text:p>3.91467936759236</text:p>
              </table:table-cell>
              <table:table-cell office:value-type="float" office:value="4.56064515336579">
                <text:p>4.56064515336579</text:p>
              </table:table-cell>
              <table:table-cell office:value-type="float" office:value="5.02241719112773">
                <text:p>5.02241719112773</text:p>
              </table:table-cell>
              <table:table-cell office:value-type="float" office:value="4.26235752883621">
                <text:p>4.26235752883621</text:p>
              </table:table-cell>
              <table:table-cell office:value-type="float" office:value="4.47362627042391">
                <text:p>4.47362627042391</text:p>
              </table:table-cell>
              <table:table-cell office:value-type="float" office:value="4.7176207997333">
                <text:p>4.7176207997333</text:p>
              </table:table-cell>
              <table:table-cell office:value-type="float" office:value="4.84096071187048">
                <text:p>4.84096071187048</text:p>
              </table:table-cell>
              <table:table-cell office:value-type="float" office:value="5.05896676428052">
                <text:p>5.05896676428052</text:p>
              </table:table-cell>
              <table:table-cell office:value-type="float" office:value="5.05923659033806">
                <text:p>5.05923659033806</text:p>
              </table:table-cell>
              <table:table-cell office:value-type="float" office:value="4.99296739543562">
                <text:p>4.99296739543562</text:p>
              </table:table-cell>
              <table:table-cell office:value-type="float" office:value="5.0064046967336">
                <text:p>5.0064046967336</text:p>
              </table:table-cell>
              <table:table-cell office:value-type="float" office:value="5.20426525866886">
                <text:p>5.20426525866886</text:p>
              </table:table-cell>
              <table:table-cell office:value-type="float" office:value="4.94016648821372">
                <text:p>4.94016648821372</text:p>
              </table:table-cell>
              <table:table-cell office:value-type="float" office:value="5.00233980855448">
                <text:p>5.00233980855448</text:p>
              </table:table-cell>
              <table:table-cell office:value-type="float" office:value="4.82268500303527">
                <text:p>4.82268500303527</text:p>
              </table:table-cell>
              <table:table-cell office:value-type="float" office:value="5.15686214949674">
                <text:p>5.15686214949674</text:p>
              </table:table-cell>
              <table:table-cell office:value-type="float" office:value="5.08941933997976">
                <text:p>5.089419339979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